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-sans-pro" svg:font-family="source-sans-pro, helvetica"/>
  </office:font-face-decls>
  <office:automatic-styles>
    <style:style style:name="P1" style:family="paragraph" style:parent-style-name="Preformatted_20_Text">
      <style:text-properties fo:font-variant="normal" fo:text-transform="none" fo:color="#24292f" loext:opacity="100%" style:font-name="Nimbus Roman" fo:font-size="13pt" fo:letter-spacing="normal" fo:font-style="normal" fo:font-weight="normal" officeooo:rsid="00161b9c" officeooo:paragraph-rsid="00161b9c" style:font-size-asian="13pt" style:font-size-complex="13pt"/>
    </style:style>
    <style:style style:name="P2" style:family="paragraph" style:parent-style-name="Preformatted_20_Text">
      <style:text-properties fo:font-variant="normal" fo:text-transform="none" fo:color="#24292f" loext:opacity="100%" style:font-name="Nimbus Roman" fo:font-size="13pt" fo:letter-spacing="normal" fo:font-style="normal" fo:font-weight="normal" officeooo:rsid="00164d2b" officeooo:paragraph-rsid="00164d2b" style:font-size-asian="13pt" style:font-size-complex="13pt"/>
    </style:style>
    <style:style style:name="P3" style:family="paragraph" style:parent-style-name="Standard">
      <style:text-properties fo:font-variant="normal" fo:text-transform="none" fo:color="#24292f" loext:opacity="100%" style:font-name="Nimbus Roman" fo:font-size="13pt" fo:letter-spacing="normal" fo:font-style="normal" fo:font-weight="normal" officeooo:rsid="00164d2b" officeooo:paragraph-rsid="00164d2b" style:font-size-asian="13pt" style:font-size-complex="13pt"/>
    </style:style>
    <style:style style:name="P4" style:family="paragraph" style:parent-style-name="Preformatted_20_Text">
      <style:text-properties fo:font-variant="normal" fo:text-transform="none" fo:color="#24292f" loext:opacity="100%" style:font-name="Nimbus Roman" fo:font-size="13pt" fo:letter-spacing="normal" fo:font-style="normal" fo:font-weight="bold" officeooo:rsid="00164d2b" officeooo:paragraph-rsid="00164d2b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font-variant="normal" fo:text-transform="none" fo:color="#333333" loext:opacity="100%" style:font-name="Nimbus Roman" fo:font-size="13pt" fo:letter-spacing="normal" fo:font-style="normal" fo:font-weight="normal" officeooo:paragraph-rsid="00164d2b" style:font-size-asian="13pt" style:font-size-complex="13pt"/>
    </style:style>
    <style:style style:name="P6" style:family="paragraph" style:parent-style-name="Preformatted_20_Text">
      <style:text-properties officeooo:paragraph-rsid="00164d2b"/>
    </style:style>
    <style:style style:name="P7" style:family="paragraph" style:parent-style-name="Standard">
      <style:text-properties style:font-name="Nimbus Roman" fo:font-size="13pt" officeooo:rsid="0012fb96" officeooo:paragraph-rsid="0012fb96" style:font-size-asian="13pt" style:font-size-complex="13pt"/>
    </style:style>
    <style:style style:name="P8" style:family="paragraph" style:parent-style-name="Standard">
      <style:text-properties style:font-name="Nimbus Roman" fo:font-size="13pt" officeooo:rsid="0014c3a1" officeooo:paragraph-rsid="0014c3a1" style:font-size-asian="13pt" style:font-size-complex="13pt"/>
    </style:style>
    <style:style style:name="P9" style:family="paragraph" style:parent-style-name="Standard">
      <style:text-properties style:font-name="Nimbus Roman" fo:font-size="13pt" style:font-size-asian="13pt" style:font-size-complex="13pt"/>
    </style:style>
    <style:style style:name="P10" style:family="paragraph" style:parent-style-name="Standard">
      <style:text-properties style:font-name="Nimbus Roman" fo:font-size="13pt" officeooo:rsid="00161b9c" officeooo:paragraph-rsid="00161b9c" style:font-size-asian="13pt" style:font-size-complex="13pt"/>
    </style:style>
    <style:style style:name="P11" style:family="paragraph" style:parent-style-name="Standard">
      <style:text-properties style:font-name="Nimbus Roman" fo:font-size="13pt" fo:font-weight="bold" officeooo:rsid="0012fb96" officeooo:paragraph-rsid="0012fb96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Nimbus Roman" fo:font-size="13pt" fo:font-weight="bold" officeooo:rsid="0014c3a1" officeooo:paragraph-rsid="0014c3a1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Nimbus Roman" fo:font-size="13pt" fo:font-weight="bold" officeooo:rsid="00161b9c" officeooo:paragraph-rsid="00161b9c" style:font-size-asian="13pt" style:font-weight-asian="bold" style:font-size-complex="13pt" style:font-weight-complex="bold"/>
    </style:style>
    <style:style style:name="P14" style:family="paragraph" style:parent-style-name="Preformatted_20_Text">
      <style:text-properties fo:font-variant="normal" fo:text-transform="none" fo:color="#24292f" loext:opacity="100%" style:font-name="Nimbus Roman" fo:font-size="13pt" fo:letter-spacing="normal" fo:font-style="normal" fo:font-weight="bold" officeooo:rsid="00164d2b" officeooo:paragraph-rsid="00164d2b" style:font-size-asian="13pt" style:font-weight-asian="bold" style:font-size-complex="13pt" style:font-weight-complex="bold"/>
    </style:style>
    <style:style style:name="P15" style:family="paragraph" style:parent-style-name="Preformatted_20_Text">
      <style:text-properties fo:font-variant="normal" fo:text-transform="none" fo:color="#333333" loext:opacity="100%" style:font-name="Nimbus Roman" fo:font-size="13pt" fo:letter-spacing="normal" fo:font-style="normal" fo:font-weight="normal" officeooo:paragraph-rsid="00164d2b" style:font-size-asian="13pt" style:font-size-complex="13pt"/>
    </style:style>
    <style:style style:name="T1" style:family="text">
      <style:text-properties officeooo:rsid="001344f9"/>
    </style:style>
    <style:style style:name="T2" style:family="text">
      <style:text-properties officeooo:rsid="00145167"/>
    </style:style>
    <style:style style:name="T3" style:family="text">
      <style:text-properties fo:font-variant="normal" fo:text-transform="none" fo:color="#333333" loext:opacity="100%" style:font-name="Nimbus Roman" fo:font-size="13pt" fo:letter-spacing="normal" fo:font-style="normal" fo:font-weight="normal" style:font-size-asian="13pt" style:font-size-complex="13pt"/>
    </style:style>
    <style:style style:name="T4" style:family="text">
      <style:text-properties fo:font-variant="normal" fo:text-transform="none" fo:color="#333333" loext:opacity="100%" style:font-name="Nimbus Roman" fo:font-size="13pt" fo:letter-spacing="normal" style:font-size-asian="13pt" style:font-size-complex="13pt"/>
    </style:style>
    <style:style style:name="T5" style:family="text">
      <style:text-properties fo:color="#000088" loext:opacity="100%"/>
    </style:style>
    <style:style style:name="T6" style:family="text">
      <style:text-properties fo:color="#666600" loext:opacity="100%"/>
    </style:style>
    <style:style style:name="T7" style:family="text">
      <style:text-properties fo:color="#666600" loext:opacity="100%" officeooo:rsid="00164d2b"/>
    </style:style>
    <style:style style:name="T8" style:family="text">
      <style:text-properties fo:color="#008800" loext:opacity="100%"/>
    </style:style>
    <style:style style:name="T9" style:family="text">
      <style:text-properties officeooo:rsid="001c27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ypress:</text:p>
      <text:p text:style-name="P11">16/12/2022</text:p>
      <text:p text:style-name="P7"/>
      <text:p text:style-name="P11"><text:span text:style-name="T2"># </text:span>Locators:</text:p>
      <text:p text:style-name="P7"/>
      <text:p text:style-name="P7">tag id: <text:s/>#id (tag is optional)</text:p>
      <text:p text:style-name="P7">Eg: input#id=’search_query_top’</text:p>
      <text:p text:style-name="P7"/>
      <text:p text:style-name="P7">tag class: .class </text:p>
      <text:p text:style-name="P7">Eg: input.search=’search_query’</text:p>
      <text:p text:style-name="P7"/>
      <text:p text:style-name="P7">tag attribute: [attribute=’value’ ]</text:p>
      <text:p text:style-name="P7">Eg: <text:span text:style-name="T1">input</text:span>[name=’Search’]</text:p>
      <text:p text:style-name="P7"/>
      <text:p text:style-name="P7"/>
      <text:p text:style-name="P7">tag .class attribute: .[]</text:p>
      <text:p text:style-name="P7">Eg:<text:span text:style-name="T1">input.search[name=’search’]</text:span></text:p>
      <text:p text:style-name="P7"/>
      <text:p text:style-name="P12">Advantages:</text:p>
      <text:p text:style-name="P8">1. Time traveller</text:p>
      <text:p text:style-name="P8">2.Step wise execution &amp; step wise error shown</text:p>
      <text:p text:style-name="P8">3. No need to run the progrm. Just save and observe window. It will start to execute.</text:p>
      <text:p text:style-name="P8"/>
      <text:p text:style-name="P13">Installation of cypress xpath plugin:</text:p>
      <text:p text:style-name="P1">in terminal use- npm install -D @cypress/xpath</text:p>
      <text:p text:style-name="P1"/>
      <text:p text:style-name="P2">If you face any issue while xpath installation </text:p>
      <text:p text:style-name="P2">if occure the error while running the progrm using xpath like: </text:p>
      <text:p text:style-name="P3">I installed the cypress plugin through "npm install -D cypress-xpath" </text:p>
      <text:p text:style-name="P9">added "/// &lt;reference types="cypress-xpath" /&gt;" to commands.js </text:p>
      <text:p text:style-name="P9">This is showing the error- "cy.xpath is not a function" </text:p>
      <text:p text:style-name="P4"/>
      <text:p text:style-name="P4">then you need to add : </text:p>
      <text:p text:style-name="P6"><text:span text:style-name="T3">Navigate to </text:span><text:span text:style-name="Strong_20_Emphasis"><text:span text:style-name="T3">cypress/support/index.js</text:span></text:span><text:span text:style-name="T4"> </text:span><text:span text:style-name="T3">and add the below line-</text:span></text:p>
      <text:p text:style-name="P5"><text:span text:style-name="T5">require</text:span><text:span text:style-name="T6">(</text:span><text:span text:style-name="T8">'cypress-xpath'</text:span><text:span text:style-name="T6">)</text:span><text:span text:style-name="T7">{don’t add //}</text:span></text:p>
      <text:p text:style-name="P5"/>
      <text:p text:style-name="P10">‘<text:span text:style-name="T9">ChromeWebSecurity: false’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-sans-pro" svg:font-family="source-sans-pro, helvetic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0:58:21.928328249</meta:creation-date>
    <dc:date>2022-12-19T17:58:23.384640501</dc:date>
    <meta:editing-duration>PT13H4M21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26" meta:word-count="134" meta:character-count="940" meta:non-whitespace-character-count="824"/>
  </office:meta>
</office:document-meta>
</file>